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6.74mm"/>
    </style:style>
    <style:style style:name="co3" style:family="table-column">
      <style:table-column-properties fo:break-before="auto" style:column-width="34.4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r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5" table:number-columns-repeated="1018" table:default-cell-style-name="Default"/>
        <table:table-row table:style-name="ro1"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Reichel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Sum</text:p>
          </table:table-cell>
          <table:table-cell table:style-name="ce7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top</text:p>
          </table:table-cell>
          <table:table-cell office:value-type="string" calcext:value-type="string">
            <text:p>KOH-2100</text:p>
          </table:table-cell>
          <table:table-cell office:value-type="currency" office:currency="EUR" office:value="5.4" calcext:value-type="currency">
            <text:p>5,40 €</text:p>
          </table:table-cell>
          <table:table-cell table:formula="of:=[.A2]*[.D2]" office:value-type="currency" office:currency="EUR" office:value="5.4" calcext:value-type="currency">
            <text:p>5,4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bottom</text:p>
          </table:table-cell>
          <table:table-cell office:value-type="string" calcext:value-type="string">
            <text:p>KOH-4100</text:p>
          </table:table-cell>
          <table:table-cell office:value-type="currency" office:currency="EUR" office:value="5.8" calcext:value-type="currency">
            <text:p>5,80 €</text:p>
          </table:table-cell>
          <table:table-cell table:formula="of:=[.A3]*[.D3]" office:value-type="currency" office:currency="EUR" office:value="5.8" calcext:value-type="currency">
            <text:p>5,8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front/back</text:p>
          </table:table-cell>
          <table:table-cell office:value-type="string" calcext:value-type="string">
            <text:p>DPL 2-4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A4]*[.D4]" office:value-type="currency" office:currency="EUR" office:value="7.99" calcext:value-type="currency">
            <text:p>7,9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 log pot</text:p>
          </table:table-cell>
          <table:table-cell office:value-type="string" calcext:value-type="string">
            <text:p>RK11K112-LOG10K</text:p>
          </table:table-cell>
          <table:table-cell office:value-type="currency" office:currency="EUR" office:value="1.35" calcext:value-type="currency">
            <text:p>1,35 €</text:p>
          </table:table-cell>
          <table:table-cell table:formula="of:=[.A5]*[.D5]" office:value-type="currency" office:currency="EUR" office:value="1.35" calcext:value-type="currency">
            <text:p>1,3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TEC11B03</text:p>
          </table:table-cell>
          <table:table-cell office:value-type="currency" office:currency="EUR" office:value="3.7" calcext:value-type="currency">
            <text:p>3,70 €</text:p>
          </table:table-cell>
          <table:table-cell table:formula="of:=[.A6]*[.D6]" office:value-type="currency" office:currency="EUR" office:value="3.7" calcext:value-type="currency">
            <text:p>3,7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LCD-PM 2X8-5 A</text:p>
          </table:table-cell>
          <table:table-cell office:value-type="currency" office:currency="EUR" office:value="7.3" calcext:value-type="currency">
            <text:p>7,30 €</text:p>
          </table:table-cell>
          <table:table-cell table:formula="of:=[.A7]*[.D7]" office:value-type="currency" office:currency="EUR" office:value="7.3" calcext:value-type="currency">
            <text:p>7,3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-phone socket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8]*[.D8]" office:value-type="currency" office:currency="EUR" office:value="0.3" calcext:value-type="currency">
            <text:p>0,3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KIPP 1A11</text:p>
          </table:table-cell>
          <table:table-cell office:value-type="currency" office:currency="EUR" office:value="1.2" calcext:value-type="currency">
            <text:p>1,20 €</text:p>
          </table:table-cell>
          <table:table-cell table:formula="of:=[.A9]*[.D9]" office:value-type="currency" office:currency="EUR" office:value="1.2" calcext:value-type="currency">
            <text:p>1,2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plug</text:p>
          </table:table-cell>
          <table:table-cell office:value-type="string" calcext:value-type="string">
            <text:p>HS 21-13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A10]*[.D10]" office:value-type="currency" office:currency="EUR" office:value="0.2" calcext:value-type="currency">
            <text:p>0,2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se holder (optional)</text:p>
          </table:table-cell>
          <table:table-cell office:value-type="string" calcext:value-type="string">
            <text:p>RND 170-00170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11]*[.D11]" office:value-type="currency" office:currency="EUR" office:value="0.38" calcext:value-type="currency">
            <text:p>0,38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A flink (optional)</text:p>
          </table:table-cell>
          <table:table-cell office:value-type="string" calcext:value-type="string">
            <text:p>ESKA 520.020</text:p>
          </table:table-cell>
          <table:table-cell office:value-type="currency" office:currency="EUR" office:value="0.091" calcext:value-type="currency">
            <text:p>0,09 €</text:p>
          </table:table-cell>
          <table:table-cell table:formula="of:=[.A12]*[.D12]" office:value-type="currency" office:currency="EUR" office:value="0.182" calcext:value-type="currency">
            <text:p>0,1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ker (optional)</text:p>
          </table:table-cell>
          <table:table-cell office:value-type="string" calcext:value-type="string">
            <text:p>LSM-S20K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A13]*[.D13]" office:value-type="currency" office:currency="EUR" office:value="2.7" calcext:value-type="currency">
            <text:p>2,70 €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Total:</text:p>
          </table:table-cell>
          <table:table-cell table:formula="of:=SUM([.E2:.E13])" office:value-type="currency" office:currency="EUR" office:value="36.502" calcext:value-type="currency">
            <text:p>36,50 €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2:29:32.6015636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5T12:33:22.839542126</dc:date>
    <meta:editing-duration>PT1H6M50S</meta:editing-duration>
    <meta:editing-cycles>19</meta:editing-cycles>
    <meta:generator>LibreOffice/6.0.7.3$Linux_X86_64 LibreOffice_project/00m0$Build-3</meta:generator>
    <meta:document-statistic meta:table-count="1" meta:cell-count="67" meta:object-count="0"/>
  </office:meta>
</office:document-meta>
</file>